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5.9861in" style:page-number="auto" table:align="right" style:writing-mode="lr-tb"/>
    </style:style>
    <style:style style:name="Table1.A" style:family="table-column">
      <style:table-column-properties style:column-width="5.98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99in" fo:padding-right="0.0799in" fo:padding-top="0in" fo:padding-bottom="0in" fo:border-left="none" fo:border-right="none" fo:border-top="none" fo:border-bottom="0.0069in solid #00000a"/>
    </style:style>
    <style:style style:name="Table2" style:family="table">
      <style:table-properties style:width="6in" fo:margin-left="0in" fo:margin-right="0in" table:align="margins" style:writing-mode="lr-tb"/>
    </style:style>
    <style:style style:name="Table2.A" style:family="table-column">
      <style:table-column-properties style:column-width="1.4167in" style:rel-column-width="15473*"/>
    </style:style>
    <style:style style:name="Table2.B" style:family="table-column">
      <style:table-column-properties style:column-width="4.5833in" style:rel-column-width="5006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style style:name="P2" style:family="paragraph" style:parent-style-name="Standard">
      <style:paragraph-properties fo:text-align="end" style:justify-single-word="false"/>
      <style:text-properties style:language-asian="zh" style:country-asian="CN"/>
    </style:style>
    <style:style style:name="P3" style:family="paragraph" style:parent-style-name="Body_20_Text_20_1">
      <style:text-properties style:language-asian="zh" style:country-asian="CN"/>
    </style:style>
    <style:style style:name="P4" style:family="paragraph" style:parent-style-name="Your_20_Name">
      <style:text-properties style:language-asian="zh" style:country-asian="CN"/>
    </style:style>
    <style:style style:name="P5" style:family="paragraph" style:parent-style-name="Heading_20_1">
      <style:text-properties fo:font-weight="normal" style:language-asian="zh" style:country-asian="CN" style:font-weight-asian="normal" style:font-weight-complex="normal"/>
    </style:style>
    <style:style style:name="P6" style:family="paragraph" style:parent-style-name="Heading_20_1">
      <style:text-properties fo:font-weight="normal" style:font-weight-asian="normal" style:font-weight-complex="normal"/>
    </style:style>
    <style:style style:name="P7" style:family="paragraph" style:parent-style-name="Heading_20_1">
      <style:text-properties style:language-asian="zh" style:country-asian="CN"/>
    </style:style>
    <style:style style:name="P8" style:family="paragraph" style:parent-style-name="Standard">
      <style:text-properties style:language-asian="zh" style:country-asian="CN"/>
    </style:style>
    <style:style style:name="P9" style:family="paragraph" style:parent-style-name="Body_20_Text_20_1">
      <style:text-properties style:language-asian="zh" style:country-asian="CN"/>
    </style:style>
    <style:style style:name="P10" style:family="paragraph" style:parent-style-name="Body_20_Text_20_1">
      <style:text-properties fo:font-weight="normal" style:language-asian="zh" style:country-asian="CN" style:font-weight-asian="normal" style:font-weight-complex="normal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4">Marisa Kirisame</text:p>
            </table:table-cell>
          </table:table-row>
        </table:table-header-rows>
      </table:table>
      <text:p text:style-name="P2">lolisa@marisa.mo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6" text:outline-level="1">Objective</text:h>
          </table:table-cell>
          <table:table-cell table:style-name="Table2.A1" office:value-type="string">
            <text:p text:style-name="P10">Acquire experience related to CS by working in the industry</text:p>
          </table:table-cell>
        </table:table-row>
        <table:table-row table:style-name="Table2.1">
          <table:table-cell table:style-name="Table2.A1" office:value-type="string">
            <text:h text:style-name="P6" text:outline-level="1">Education</text:h>
          </table:table-cell>
          <table:table-cell table:style-name="Table2.A1" office:value-type="string">
            <text:p text:style-name="P3">University of Washington, Undergrad Freshman, 2015–now, GPA 3.8</text:p>
          </table:table-cell>
        </table:table-row>
        <table:table-row table:style-name="Table2.1">
          <table:table-cell table:style-name="Table2.A1" office:value-type="string">
            <text:h text:style-name="P5" text:outline-level="1">Git/GitHub</text:h>
          </table:table-cell>
          <table:table-cell table:style-name="Table2.A1" office:value-type="string">
            <text:p text:style-name="P3">github.com/MarisaKirisame</text:p>
            <text:p text:style-name="P3">Consistently push code/contribute on github for 600 days</text:p>
          </table:table-cell>
        </table:table-row>
        <table:table-row table:style-name="Table2.1">
          <table:table-cell table:style-name="Table2.A1" office:value-type="string">
            <text:p text:style-name="P3">Rust</text:p>
          </table:table-cell>
          <table:table-cell table:style-name="Table2.A1" office:value-type="string">
            <text:p text:style-name="P3">One of the main contributor of Rust Primer, in charge of reviewing, done 3 review and fixed ~100 typo/ technical error</text:p>
          </table:table-cell>
        </table:table-row>
        <table:table-row table:style-name="Table2.1">
          <table:table-cell table:style-name="Table2.A1" office:value-type="string">
            <text:p text:style-name="P3">C++ <text:s/>- 4 years</text:p>
          </table:table-cell>
          <table:table-cell table:style-name="Table2.A1" office:value-type="string">
            <text:p text:style-name="Body_20_Text_20_1"><text:a xlink:type="simple" xlink:href="https://github.com/MarisaKirisame/first_order_logic_prover" text:style-name="Internet_20_link" text:visited-style-name="Visited_20_Internet_20_Link"><text:span text:style-name="T1">https://github.com/MarisaKirisame/first_order_logic_prover</text:span></text:a></text:p>
            <text:p text:style-name="Body_20_Text_20_1"><text:span text:style-name="T1">library for automated theorem proving, with template metaprogramming to ensure transformation correctness.</text:span></text:p>
            <text:p text:style-name="Body_20_Text_20_1"><text:a xlink:type="simple" xlink:href="https://github.com/MarisaKirisame/reflection" text:style-name="Internet_20_link" text:visited-style-name="Visited_20_Internet_20_Link"><text:span text:style-name="T1">https://github.com/MarisaKirisame/reflection</text:span></text:a></text:p>
            <text:p text:style-name="Body_20_Text_20_1"><text:span text:style-name="T1">template library for compile-time reflection</text:span></text:p>
          </table:table-cell>
        </table:table-row>
        <table:table-row table:style-name="Table2.1">
          <table:table-cell table:style-name="Table2.A1" office:value-type="string">
            <text:p text:style-name="P8">Coq - 3 years</text:p>
          </table:table-cell>
          <table:table-cell table:style-name="Table2.A1" office:value-type="string">
            <text:p text:style-name="Body_20_Text_20_1"><text:a xlink:type="simple" xlink:href="https://github.com/MarisaKirisame/Coq_code/blob/86dfe637f60fe2a4173ebfca782de18d0c463643/seven_trees_in_one.v" text:style-name="Internet_20_link" text:visited-style-name="Visited_20_Internet_20_Link"><text:span text:style-name="T1">https://github.com/MarisaKirisame/Coq_code/blob/86dfe637f60fe2a4173ebfca782de18d0c463643/seven_trees_in_one.v</text:span></text:a></text:p>
            <text:p text:style-name="P3">Synthesis of isomorphism between data structure using Ltac</text:p>
            <text:p text:style-name="P3"><text:a xlink:type="simple" xlink:href="https://github.com/MarisaKirisame/Coq_code/blob/master/Paradox.v" text:style-name="Internet_20_link" text:visited-style-name="Visited_20_Internet_20_Link">https://github.com/MarisaKirisame/Coq_code/blob/master/Paradox.v</text:a></text:p>
            <text:p text:style-name="P3">Girard Pradox in 10 lines of code (with type-in-type)</text:p>
          </table:table-cell>
        </table:table-row>
        <table:table-row table:style-name="Table2.1">
          <table:table-cell table:style-name="Table2.A1" office:value-type="string">
            <text:p text:style-name="P3">Programming Language</text:p>
          </table:table-cell>
          <table:table-cell table:style-name="Table2.A1" office:value-type="string">
            <text:p text:style-name="P3">Work in UW PLSE(programming language and software enginnering) </text:p>
            <text:p text:style-name="P8">Blog about PL/PLT in https://zhuanlan.zhihu.com/marisa</text:p>
          </table:table-cell>
        </table:table-row>
        <table:table-row table:style-name="Table2.1">
          <table:table-cell table:style-name="Table2.A1" office:value-type="string">
            <text:p text:style-name="P3">Haskell</text:p>
          </table:table-cell>
          <table:table-cell table:style-name="Table2.A1" office:value-type="string">
            <text:p text:style-name="P3">Reached 2K, rank #573 on code war, mainly from doing Haskell</text:p>
          </table:table-cell>
        </table:table-row>
        <table:table-row table:style-name="Table2.1">
          <table:table-cell table:style-name="Table2.A1" office:value-type="string">
            <text:p text:style-name="Body_20_Text_20_1"><text:span text:style-name="T1">AI/ML</text:span> </text:p>
          </table:table-cell>
          <table:table-cell table:style-name="Table2.A1" office:value-type="string">
            <text:p text:style-name="Body_20_Text_20_1"><text:a xlink:type="simple" xlink:href="https://github.com/MarisaKirisame/Artificial_Intelligence_A_Modern_Approach" text:style-name="Internet_20_link" text:visited-style-name="Visited_20_Internet_20_Link"><text:span text:style-name="T1">https://github.com/MarisaKirisame/Artificial_Intelligence_A_Modern_Approach</text:span></text:a></text:p>
            <text:p text:style-name="P3"><text:a xlink:type="simple" xlink:href="https://github.com/MarisaKirisame/PAIP" text:style-name="Internet_20_link" text:visited-style-name="Visited_20_Internet_20_Link">https://github.com/MarisaKirisame/PAIP</text:a></text:p>
            <text:p text:style-name="P3">Reinforcement Learning: An Introduction</text:p>
            <text:p text:style-name="P3">Genetic algorithm in search optimization and machine learning</text:p>
            <text:p text:style-name="P3">Handbook of practical logic and automated reasoning</text:p>
            <text:p text:style-name="P3">GPA 3.8 on CSE 446 (ML)</text:p>
          </table:table-cell>
        </table:table-row>
        <table:table-row table:style-name="Table2.1">
          <table:table-cell table:style-name="Table2.A1" office:value-type="string">
            <text:h text:style-name="P5" text:outline-level="1">Language</text:h>
          </table:table-cell>
          <table:table-cell table:style-name="Table2.A1" office:value-type="string">
            <text:p text:style-name="P10">English/Mandarin/Cantone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417in" style:line-height-at-least="0.1528in" fo:text-align="justify" style:justify-single-word="false"/>
      <style:text-properties fo:letter-spacing="-0.00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528in" fo:margin-bottom="0in" style:line-height-at-least="0.1528in"/>
      <style:text-properties style:font-name="Century Gothic" fo:font-size="11pt" fo:letter-spacing="-0.0071in" fo:font-weight="bold" style:font-size-asian="11pt" style:font-weight-asian="bold" style:font-size-complex="11pt"/>
    </style:style>
    <style:style style:name="Bulleted_20_List" style:display-name="Bulleted List" style:family="paragraph" style:parent-style-name="Text_20_body" style:default-outline-level="">
      <style:paragraph-properties>
        <style:tab-stops/>
      </style:paragraph-properties>
    </style:style>
    <style:style style:name="Body_20_Text_20_1" style:display-name="Body Text 1" style:family="paragraph" style:parent-style-name="Standard" style:default-outline-level="">
      <style:paragraph-properties fo:margin-top="0.1665in" fo:margin-bottom="0.028in" style:line-height-at-least="0.1528in">
        <style:tab-stops>
          <style:tab-stop style:position="1.5in"/>
          <style:tab-stop style:position="4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-1.5in" fo:margin-right="0in" style:line-height-at-least="0.1528in" fo:text-align="justify" style:justify-single-word="false" fo:text-indent="0in" style:auto-text-indent="false" text:number-lines="false" text:line-number="0">
        <style:tab-stops>
          <style:tab-stop style:position="4.75in" style:type="right"/>
        </style:tab-stops>
      </style:paragraph-properties>
      <style:text-properties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 style:default-outline-level="">
      <style:paragraph-properties fo:text-align="end" style:justify-single-word="false"/>
      <style:text-properties style:font-name="Century Gothic" fo:font-size="16pt" fo:font-weight="bold" style:font-size-asian="16pt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417in" fo:margin-bottom="0in" fo:text-align="end" style:justify-single-word="false"/>
      <style:text-properties style:font-name="Century Gothic"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size-complex="11pt"/>
    </style:style>
    <style:style style:name="Box" style:family="paragraph" style:parent-style-name="Standard" style:default-outline-level="">
      <style:paragraph-properties fo:line-height="0.1945in"/>
      <style:text-properties fo:color="#323232" style:font-name-asian="Calibri1" style:font-name-complex="Arial2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Arial1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page-layout style:name="Mpm1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799in" fo:margin-left="0in" fo:margin-right="0in" fo:margin-top="0.04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subject>Free templates from www.hloom.com</dc:subject>
    <dc:description>&lt;p&gt;General Office resume template in a traditional style. This resume will work for a variety of job positions and for a versatile person who has various experiences in different areas. This resume is provided under Creative Commons by hloom.com. Download &lt;a href="http://www.hloom.com/download-professional-resume-templates/"&gt;more resume templates&lt;/a&gt;.&lt;/p&gt;</dc:description>
    <meta:editing-cycles>1</meta:editing-cycles>
    <meta:creation-date>2016-05-12T20:42:40.58</meta:creation-date>
    <meta:editing-duration>P0D</meta:editing-duration>
    <meta:generator>OpenOffice/4.1.2$Win32 OpenOffice.org_project/412m3$Build-9782</meta:generator>
    <meta:keyword>professional</meta:keyword>
    <meta:keyword>business</meta:keyword>
    <meta:keyword>resume</meta:keyword>
    <meta:keyword>free</meta:keyword>
    <meta:keyword>office</meta:keyword>
    <meta:keyword>templates</meta:keyword>
    <dc:title>OpenOffice Resume Template</dc:title>
    <meta:document-statistic meta:table-count="2" meta:image-count="0" meta:object-count="0" meta:page-count="1" meta:paragraph-count="35" meta:word-count="158" meta:character-count="1479"/>
    <meta:user-defined meta:name="AppVersion">12.0000</meta:user-defined>
    <meta:user-defined meta:name="Company">www.hloom.com</meta:user-defined>
    <meta:user-defined meta:name="DocSecurity" meta:value-type="float">0</meta:user-defined>
    <meta:user-defined meta:name="HyperlinksChanged" meta:value-type="boolean">false</meta:user-defined>
    <meta:user-defined meta:name="License" meta:value-type="string">Creative Commons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Business</meta:user-defined>
  </office:meta>
</office:document-meta>
</file>